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i>E</mi>
        <mrow>
          <mi>t</mi>
          <mspace width="0.5em"/>
          <mi>A</mi>
        </mrow>
      </mfrac>
      <mrow>
        <mspace width="2em"/>
        <mo stretchy="false">=</mo>
        <mspace width="2em"/>
      </mrow>
      <mfrac>
        <mrow>
          <mmultiscripts>
            <mspace width="0.5em"/>
            <mprescripts/>
            <none/>
            <mi>E</mi>
          </mmultiscripts>
          <mo stretchy="false">/</mo>
          <msub>
            <mspace width="0.5em"/>
            <mi>t</mi>
          </msub>
        </mrow>
        <mi>A</mi>
      </mfrac>
      <mrow>
        <mspace width="2em"/>
        <mo stretchy="false">=</mo>
        <mspace width="2em"/>
      </mrow>
      <mfrac>
        <mi>P</mi>
        <mi>A</mi>
      </mfrac>
    </mrow>
    <annotation encoding="StarMath 5.0">I ~=~ E over { t ` A } ~=~ { ` lsup{E} / `_t } over A ~=~ P over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2:44:20.900000000</meta:creation-date>
    <dc:date>2015-04-14T22:46:19.007000000</dc:date>
    <meta:editing-duration>PT1M58S</meta:editing-duration>
    <meta:editing-cycles>1</meta:editing-cycles>
    <meta:generator>LibreOffice/4.3.4.1$Windows_x86 LibreOffice_project/bc356b2f991740509f321d70e4512a6a54c5f243</meta:generator>
  </office:meta>
</office:document-meta>
</file>